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Fira Code" svg:font-family="'Fira Code'" style:font-pitch="fixed"/>
    <style:font-face style:name="Cormorant Garamond" svg:font-family="'Cormorant Garamond'" style:font-pitch="variable"/>
    <style:font-face style:name="Padauk Book" svg:font-family="'Padauk Book'"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0764in" table:align="margins"/>
    </style:style>
    <style:style style:name="Table1.A" style:family="table-column">
      <style:table-column-properties style:column-width="1.125in" style:rel-column-width="1620*"/>
    </style:style>
    <style:style style:name="Table1.B" style:family="table-column">
      <style:table-column-properties style:column-width="1.9514in" style:rel-column-width="281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3.0764in" table:align="margins"/>
    </style:style>
    <style:style style:name="Table2.A" style:family="table-column">
      <style:table-column-properties style:column-width="1.125in" style:rel-column-width="1620*"/>
    </style:style>
    <style:style style:name="Table2.B" style:family="table-column">
      <style:table-column-properties style:column-width="1.9514in" style:rel-column-width="281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1620*"/>
    </style:style>
    <style:style style:name="Table3.B" style:family="table-column">
      <style:table-column-properties style:column-width="1.9514in" style:rel-column-width="281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1620*"/>
    </style:style>
    <style:style style:name="Table4.B" style:family="table-column">
      <style:table-column-properties style:column-width="1.9514in" style:rel-column-width="281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0764in" table:align="margins"/>
    </style:style>
    <style:style style:name="Table5.A" style:family="table-column">
      <style:table-column-properties style:column-width="1.125in" style:rel-column-width="1620*"/>
    </style:style>
    <style:style style:name="Table5.B" style:family="table-column">
      <style:table-column-properties style:column-width="1.9514in" style:rel-column-width="281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764in" table:align="margins"/>
    </style:style>
    <style:style style:name="Table6.A" style:family="table-column">
      <style:table-column-properties style:column-width="1.125in" style:rel-column-width="1620*"/>
    </style:style>
    <style:style style:name="Table6.B" style:family="table-column">
      <style:table-column-properties style:column-width="1.9514in" style:rel-column-width="281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8934a" officeooo:paragraph-rsid="0018934a" style:font-size-asian="13pt" style:font-size-complex="13pt"/>
    </style:style>
    <style:style style:name="P2" style:family="paragraph" style:parent-style-name="Standard">
      <style:text-properties officeooo:paragraph-rsid="0012d549"/>
    </style:style>
    <style:style style:name="P3" style:family="paragraph" style:parent-style-name="Standard">
      <style:paragraph-properties fo:text-align="center" style:justify-single-word="false"/>
      <style:text-properties style:font-name="FreeSerif" fo:font-size="10pt" officeooo:rsid="00141dbd" officeooo:paragraph-rsid="00141dbd" style:font-size-asian="10pt" style:font-size-complex="10pt"/>
    </style:style>
    <style:style style:name="P4" style:family="paragraph" style:parent-style-name="Standard">
      <style:paragraph-properties fo:text-align="start" style:justify-single-word="false"/>
      <style:text-properties style:font-name="FreeSerif" fo:font-size="10pt" officeooo:rsid="00141dbd" officeooo:paragraph-rsid="00141dbd" style:font-size-asian="10pt" style:font-size-complex="10pt"/>
    </style:style>
    <style:style style:name="P5" style:family="paragraph" style:parent-style-name="Standard" style:list-style-name="L2">
      <style:text-properties style:font-name="FreeSerif" fo:font-size="10pt" fo:font-style="normal" style:text-underline-style="solid" style:text-underline-width="auto" style:text-underline-color="font-color" fo:font-weight="bold" officeooo:rsid="001a4c2c" officeooo:paragraph-rsid="001a4c2c" style:font-size-asian="10pt" style:font-style-asian="normal" style:font-weight-asian="bold" style:font-size-complex="10pt" style:font-style-complex="normal" style:font-weight-complex="bold"/>
    </style:style>
    <style:style style:name="P6" style:family="paragraph" style:parent-style-name="Standard">
      <style:text-properties style:font-name="FreeSerif" fo:font-size="11pt" style:text-underline-style="solid" style:text-underline-width="auto" style:text-underline-color="font-color" fo:font-weight="bold" officeooo:rsid="00141dbd" officeooo:paragraph-rsid="00141dbd" style:font-size-asian="9.60000038146973pt" style:font-weight-asian="bold" style:font-size-complex="11pt" style:font-weight-complex="bold"/>
    </style:style>
    <style:style style:name="P7" style:family="paragraph" style:parent-style-name="Standard">
      <style:text-properties style:font-name="FreeSerif" fo:font-size="11pt" style:text-underline-style="solid" style:text-underline-width="auto" style:text-underline-color="font-color" fo:font-weight="bold" officeooo:rsid="001a4c2c" officeooo:paragraph-rsid="001a4c2c" style:font-size-asian="9.60000038146973pt" style:font-weight-asian="bold" style:font-size-complex="11pt" style:font-weight-complex="bold"/>
    </style:style>
    <style:style style:name="P8" style:family="paragraph" style:parent-style-name="Standard">
      <style:text-properties style:font-name="FreeSerif" fo:font-size="11pt" style:text-underline-style="solid" style:text-underline-width="auto" style:text-underline-color="font-color" fo:font-weight="bold" officeooo:rsid="001a4f40" officeooo:paragraph-rsid="001a4f40" style:font-size-asian="9.60000038146973pt" style:font-weight-asian="bold" style:font-size-complex="11pt" style:font-weight-complex="bold"/>
    </style:style>
    <style:style style:name="P9" style:family="paragraph" style:parent-style-name="Standard">
      <style:text-properties style:font-name="FreeSerif" fo:font-size="11pt" fo:font-style="normal" style:text-underline-style="solid" style:text-underline-width="auto" style:text-underline-color="font-color" fo:font-weight="normal" officeooo:rsid="00141dbd" officeooo:paragraph-rsid="00141dbd"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FreeSerif" fo:font-size="11pt" fo:font-style="normal" style:text-underline-style="solid" style:text-underline-width="auto" style:text-underline-color="font-color" fo:font-weight="normal" officeooo:rsid="001562fa" officeooo:paragraph-rsid="001562fa" style:font-size-asian="9.60000038146973pt" style:font-style-asian="normal" style:font-weight-asian="normal" style:font-size-complex="11pt" style:font-style-complex="normal" style:font-weight-complex="normal"/>
    </style:style>
    <style:style style:name="P11" style:family="paragraph" style:parent-style-name="Standard" style:list-style-name="L2">
      <style:text-properties style:font-name="FreeSerif" fo:font-size="11pt" fo:font-style="normal" style:text-underline-style="solid" style:text-underline-width="auto" style:text-underline-color="font-color" fo:font-weight="bold" officeooo:rsid="001562fa" officeooo:paragraph-rsid="001562fa" style:font-size-asian="11pt" style:font-style-asian="normal" style:font-weight-asian="bold" style:font-size-complex="11pt" style:font-style-complex="normal" style:font-weight-complex="bold"/>
    </style:style>
    <style:style style:name="P12" style:family="paragraph" style:parent-style-name="Standard" style:list-style-name="L3">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3" style:family="paragraph" style:parent-style-name="Standard">
      <style:text-properties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4" style:family="paragraph" style:parent-style-name="Standard">
      <style:text-properties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5" style:family="paragraph" style:parent-style-name="Standard">
      <style:text-properties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6" style:family="paragraph" style:parent-style-name="Standard">
      <style:text-properties style:font-name="FreeSerif" fo:font-size="12pt" fo:font-style="normal" style:text-underline-style="solid" style:text-underline-width="auto" style:text-underline-color="font-color" fo:font-weight="bold" officeooo:rsid="001562fa" officeooo:paragraph-rsid="001562fa" style:font-size-asian="10.5pt" style:font-style-asian="normal" style:font-weight-asian="bold" style:font-size-complex="12pt" style:font-style-complex="normal" style:font-weight-complex="bold"/>
    </style:style>
    <style:style style:name="P17" style:family="paragraph" style:parent-style-name="Standard">
      <style:text-properties officeooo:rsid="0018934a" officeooo:paragraph-rsid="0018934a"/>
    </style:style>
    <style:style style:name="P18" style:family="paragraph" style:parent-style-name="Standard">
      <style:paragraph-properties fo:text-align="center" style:justify-single-word="false"/>
      <style:text-properties officeooo:paragraph-rsid="0018934a"/>
    </style:style>
    <style:style style:name="P19"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0"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21" style:family="paragraph" style:parent-style-name="Table_20_Contents">
      <style:paragraph-properties fo:text-align="start" style:justify-single-word="false"/>
      <style:text-properties style:font-name="FreeSerif" fo:font-size="10pt" officeooo:rsid="0015939b" officeooo:paragraph-rsid="0015939b" style:font-size-asian="10pt" style:font-size-complex="10pt"/>
    </style:style>
    <style:style style:name="P22" style:family="paragraph" style:parent-style-name="Table_20_Contents">
      <style:paragraph-properties fo:text-align="start" style:justify-single-word="false"/>
      <style:text-properties style:font-name="FreeSerif" fo:font-size="10pt" officeooo:rsid="0018934a" officeooo:paragraph-rsid="0018934a" style:font-size-asian="10pt" style:font-size-complex="10pt"/>
    </style:style>
    <style:style style:name="P23" style:family="paragraph" style:parent-style-name="Table_20_Contents">
      <style:paragraph-properties fo:text-align="start" style:justify-single-word="false"/>
      <style:text-properties style:font-name="FreeSerif" fo:font-size="10pt" officeooo:rsid="001a4c2c" officeooo:paragraph-rsid="001a4c2c" style:font-size-asian="10pt" style:font-size-complex="10pt"/>
    </style:style>
    <style:style style:name="P24"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T1" style:family="text">
      <style:text-properties style:font-name="Cormorant Garamond" fo:font-size="18pt" fo:font-weight="bold" style:font-size-asian="15.75pt" style:font-weight-asian="bold" style:font-size-complex="18pt" style:font-weight-complex="bold"/>
    </style:style>
    <style:style style:name="T2" style:family="text">
      <style:text-properties style:font-name="Cormorant Garamond" fo:font-size="18pt" fo:font-weight="bold" officeooo:rsid="00119b1f" style:font-size-asian="15.75pt" style:font-weight-asian="bold" style:font-size-complex="18pt" style:font-weight-complex="bold"/>
    </style:style>
    <style:style style:name="T3" style:family="text">
      <style:text-properties style:font-name="Cormorant Garamond" fo:font-size="10pt" style:text-underline-style="none" fo:font-weight="normal" officeooo:rsid="00119b1f" style:font-size-asian="10pt" style:font-weight-asian="normal" style:font-size-complex="10pt" style:font-weight-complex="normal"/>
    </style:style>
    <style:style style:name="T4" style:family="text">
      <style:text-properties style:font-name="Cormorant Garamond" fo:font-size="11pt" style:text-underline-style="none" fo:font-weight="normal" officeooo:rsid="00119b1f" style:font-size-asian="11pt" style:font-weight-asian="normal" style:font-size-complex="11pt" style:font-weight-complex="normal"/>
    </style:style>
    <style:style style:name="T5" style:family="text">
      <style:text-properties style:font-name="Cormorant Garamond" style:text-underline-style="none" fo:font-weight="normal" officeooo:rsid="00119b1f" style:font-weight-asian="normal" style:font-weight-complex="normal"/>
    </style:style>
    <style:style style:name="T6" style:family="text">
      <style:text-properties style:text-underline-style="none" fo:font-weight="normal" officeooo:rsid="00119b1f" style:font-weight-asian="normal" style:font-weight-complex="normal"/>
    </style:style>
    <style:style style:name="T7" style:family="text">
      <style:text-properties style:text-position="0% 100%"/>
    </style:style>
    <style:style style:name="T8" style:family="text">
      <style:text-properties style:text-position="0% 100%" style:text-underline-style="none"/>
    </style:style>
    <style:style style:name="T9" style:family="text">
      <style:text-properties style:text-position="0% 100%" style:text-underline-style="none" fo:font-weight="normal" style:font-weight-asian="normal" style:font-weight-complex="normal"/>
    </style:style>
    <style:style style:name="T10" style:family="text">
      <style:text-properties style:text-position="0% 100%" style:text-underline-style="none" fo:font-weight="normal" officeooo:rsid="001a4c2c" style:font-weight-asian="normal" style:font-weight-complex="normal"/>
    </style:style>
    <style:style style:name="T11" style:family="text">
      <style:text-properties style:text-position="0% 100%" style:text-underline-style="none" officeooo:rsid="001a4c2c"/>
    </style:style>
    <style:style style:name="T12" style:family="text">
      <style:text-properties style:text-position="0% 100%" fo:font-style="italic" officeooo:rsid="001a4c2c" style:font-style-asian="italic" style:font-style-complex="italic"/>
    </style:style>
    <style:style style:name="T13" style:family="text">
      <style:text-properties style:text-position="0% 100%" officeooo:rsid="001a4c2c"/>
    </style:style>
    <style:style style:name="T14" style:family="text">
      <style:text-properties officeooo:rsid="001562fa"/>
    </style:style>
    <style:style style:name="T15" style:family="text">
      <style:text-properties officeooo:rsid="0018934a"/>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Frame1" text:anchor-type="paragraph" svg:width="3.1957in" draw:z-index="0"><draw:text-box fo:min-height="6.3846in"><text:p text:style-name="P1">Goya Suzuko</text:p><text:p text:style-name="P18"><text:span text:style-name="T3">ゴヤ・スズコ</text:span></text:p><text:p text:style-name="P3"><text:span text:style-name="T5"/></text:p><table:table table:name="Table1" table:style-name="Table1"><table:table-column table:style-name="Table1.A"/><table:table-column table:style-name="Table1.B"/><table:table-row><table:table-cell table:style-name="Table1.A1" office:value-type="string"><text:p text:style-name="P24">Nicknames</text:p></table:table-cell><table:table-cell table:style-name="Table1.B1" office:value-type="string"><text:p text:style-name="P19">??? (callsign)</text:p></table:table-cell></table:table-row></table:table><text:p text:style-name="Text_20_body"/><table:table table:name="Table5" table:style-name="Table5"><table:table-column table:style-name="Table5.A"/><table:table-column table:style-name="Table5.B"/><table:table-row><table:table-cell table:style-name="Table5.A1" office:value-type="string"><text:p text:style-name="P24">Gender</text:p></table:table-cell><table:table-cell table:style-name="Table5.B1" office:value-type="string"><text:p text:style-name="P19">Female</text:p></table:table-cell></table:table-row><table:table-row><table:table-cell table:style-name="Table5.A2" office:value-type="string"><text:p text:style-name="P24">Age</text:p></table:table-cell><table:table-cell table:style-name="Table5.B2" office:value-type="string"><text:p text:style-name="P19">1<text:span text:style-name="T15">5</text:span>, Year <text:span text:style-name="T15">1</text:span></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24">Height</text:p></table:table-cell><table:table-cell table:style-name="Table2.B1" office:value-type="string"><text:p text:style-name="P19"><text:span text:style-name="T15">156</text:span> cm</text:p></table:table-cell></table:table-row><table:table-row><table:table-cell table:style-name="Table2.A2" office:value-type="string"><text:p text:style-name="P24">Weight</text:p></table:table-cell><table:table-cell table:style-name="Table2.B2" office:value-type="string"><text:p text:style-name="P19"><text:span text:style-name="T15">47</text:span> kg</text:p></table:table-cell></table:table-row><table:table-row><table:table-cell table:style-name="Table2.A2" office:value-type="string"><text:p text:style-name="P24">B/W/H</text:p></table:table-cell><table:table-cell table:style-name="Table2.B2" office:value-type="string"><text:p text:style-name="P19">???</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24">Hair Color</text:p></table:table-cell><table:table-cell table:style-name="Table3.B1" office:value-type="string"><text:p text:style-name="P22">Green</text:p></table:table-cell></table:table-row><table:table-row><table:table-cell table:style-name="Table3.A2" office:value-type="string"><text:p text:style-name="P24">Eye Color</text:p></table:table-cell><table:table-cell table:style-name="Table3.B2" office:value-type="string"><text:p text:style-name="P19">???</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24">Weapon</text:p></table:table-cell><table:table-cell table:style-name="Table4.B1" office:value-type="string"><text:p text:style-name="P19">«???» <text:span text:style-name="T14">(pair of daggers)</text:span></text:p></table:table-cell></table:table-row><table:table-row><table:table-cell table:style-name="Table4.A2" office:value-type="string"><text:p text:style-name="P24">Keystone</text:p></table:table-cell><table:table-cell table:style-name="Table4.B2" office:value-type="string"><text:p text:style-name="P22">amethyst butterfly necklace</text:p></table:table-cell></table:table-row><table:table-row><table:table-cell table:style-name="Table4.A2" office:value-type="string"><text:p text:style-name="P24">Specialty/Style</text:p></table:table-cell><table:table-cell table:style-name="Table4.B2" office:value-type="string"><text:p text:style-name="P22">healing, support</text:p></table:table-cell></table:table-row><table:table-row><table:table-cell table:style-name="Table4.A2" office:value-type="string"><text:p text:style-name="P25">Element</text:p></table:table-cell><table:table-cell table:style-name="Table4.B2" office:value-type="string"><text:p text:style-name="P20">[<text:span text:style-name="T15">Water</text:span>]</text:p></table:table-cell></table:table-row><table:table-row><table:table-cell table:style-name="Table4.A2" office:value-type="string"><text:p text:style-name="P24">Signature</text:p></table:table-cell><table:table-cell table:style-name="Table4.B2" office:value-type="string"><text:p text:style-name="P19">[[<text:span text:style-name="T15">Echos</text:span>]], <text:span text:style-name="T15">MAtk+ &amp; MRegen+</text:span></text:p></table:table-cell></table:table-row><table:table-row><table:table-cell table:style-name="Table4.A2" office:value-type="string"><text:p text:style-name="P24">Rank</text:p></table:table-cell><table:table-cell table:style-name="Table4.B2" office:value-type="string"><text:p text:style-name="P23">B+</text:p></table:table-cell></table:table-row></table:table><text:p text:style-name="Text_20_body"/><table:table table:name="Table6" table:style-name="Table6"><table:table-column table:style-name="Table6.A"/><table:table-column table:style-name="Table6.B"/><table:table-row><table:table-cell table:style-name="Table6.A1" office:value-type="string"><text:p text:style-name="P24">Affiliations</text:p></table:table-cell><table:table-cell table:style-name="Table6.B1" office:value-type="string"><text:p text:style-name="P19">Okazurete High School (class 2-3)</text:p><text:p text:style-name="P19">JSDF: Team MAGI</text:p></table:table-cell></table:table-row><table:table-row><table:table-cell table:style-name="Table6.A2" office:value-type="string"><text:p text:style-name="P24">Relationships</text:p></table:table-cell><table:table-cell table:style-name="Table6.B2" office:value-type="string"><text:p text:style-name="P21">mother (unnamed)</text:p><text:p text:style-name="P21">father (unnamed)</text:p><text:p text:style-name="P23">Goya Hideyo (older brother)</text:p><text:p text:style-name="P23">Goya Miyu (older sister)</text:p></table:table-cell></table:table-row></table:table><text:p text:style-name="P4"><text:span text:style-name="T6"/></text:p></draw:text-box></draw:frame><text:span text:style-name="T2">G</text:span><text:span text:style-name="T1">oya Suzuko</text:span></text:p>
      <text:p text:style-name="P2"><text:span text:style-name="T4"/></text:p>
      <text:p text:style-name="P7"><text:span text:style-name="T9">Suzuko is a bundle of energy.</text:span></text:p>
      <text:p text:style-name="P7"><text:span text:style-name="T9"/></text:p>
      <text:p text:style-name="P7"><text:span text:style-name="T9">Minori quickly learns that Suzuko has untapped magical energy and soon tells the kouhai. Eventually, when Suzuko’s older sister, Miyu, dies of illness, Minori takes Suzuko on as an apprentice (partly to shut her up). The latter is thrilled, devoting nearly all of her efforts to her training, rising in skill remarkably quickly. Minori later brings her into MAGI, insisting that Suzuko drop the -senpai or -sensei honorifics as they are now equal partners.</text:span></text:p>
      <text:p text:style-name="P7"><text:span text:style-name="T9"/></text:p>
      <text:p text:style-name="P7"><text:span text:style-name="T9">Suzuko is motivated by honor, loyalty, and friendship, devoting herself to Minori’s cause of protection, fueled by grief over Miyu’s death. Her goal is to bring happiness to as many people as she possibly can.</text:span></text:p>
      <text:p text:style-name="P6"><text:span text:style-name="T9"/></text:p>
      <text:p text:style-name="P14"><text:span text:style-name="T7">Appearance:</text:span></text:p>
      <text:p text:style-name="P8"><text:span text:style-name="T9">When not wearing her school uniform, Suzuko prefers to wear cute or fashionable outfits and puts a noticeable effort into her appearance. She generally wears her shoulder-length hair down.</text:span></text:p>
      <text:p text:style-name="P8"><text:span text:style-name="T9"/></text:p>
      <text:p text:style-name="P8"><text:span text:style-name="T9">Battle dress: ???</text:span></text:p>
      <text:p text:style-name="P6"><text:span text:style-name="T9"/></text:p>
      <text:p text:style-name="P13"><text:span text:style-name="T7">Abilities:</text:span></text:p>
      <text:p text:style-name="P9"><text:span text:style-name="T8"/></text:p>
      <text:p text:style-name="P10"><text:span text:style-name="T8">As a Maiden, </text:span><text:span text:style-name="T11">she specializes in support (ally buff/enemy debuff) and healing, preferring to attack from a distance. When forced, however, she wields a pair of small daggers she keeps in the boots of her battle dress, and her offensive magical skills are not particularly weak either. Her signature, [[Echos]], is a support spell that boosts the magical attack power of an ally significantly and increases their rate of mana regeneration.</text:span></text:p>
      <text:p text:style-name="P10"><text:span text:style-name="T8"/></text:p>
      <text:p text:style-name="P16"><text:span text:style-name="T8">Spells:</text:span></text:p>
      <text:p text:style-name="P16"><text:span text:style-name="T9"/></text:p>
      <text:list xml:id="list446856132" text:style-name="L2">
        <text:list-item>
          <text:p text:style-name="P11"><text:span text:style-name="T10">Signature: </text:span><text:span text:style-name="T9">[[</text:span><text:span text:style-name="T10">Echos</text:span><text:span text:style-name="T9">]]: Element: [</text:span><text:span text:style-name="T10">Water</text:span><text:span text:style-name="T9">]</text:span></text:p>
          <text:p text:style-name="P5"><text:span text:style-name="T9">Target a single chosen nearby ally (possibly herself). Boosts their magical attack power by 50% and their rate of mana regeneration by 33%.</text:span></text:p>
        </text:list-item>
      </text:list>
      <text:p text:style-name="P16"><text:span text:style-name="T9"/></text:p>
      <text:p text:style-name="P15"><text:span text:style-name="T7">Trivia:</text:span></text:p>
      <text:list xml:id="list2092163794" text:style-name="L3">
        <text:list-item>
          <text:p text:style-name="P12"><text:span text:style-name="T7">Origin of spell names:</text:span></text:p>
          <text:list>
            <text:list-item>
              <text:p text:style-name="P12"><text:span text:style-name="T12">Echos</text:span><text:span text:style-name="T7"> </text:span><text:span text:style-name="T13">refers to the spell’s magical attack power amplification eff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Fira Code" svg:font-family="'Fira Code'" style:font-pitch="fixed"/>
    <style:font-face style:name="Cormorant Garamond" svg:font-family="'Cormorant Garamond'" style:font-pitch="variable"/>
    <style:font-face style:name="Padauk Book" svg:font-family="'Padauk Book'"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5T22:26:37.166832678</dc:date>
    <dc:creator>Lily Ellington</dc:creator>
    <meta:editing-duration>PT37M37S</meta:editing-duration>
    <meta:editing-cycles>4</meta:editing-cycles>
    <meta:generator>LibreOffice/6.0.7.3$Linux_X86_64 LibreOffice_project/00m0$Build-3</meta:generator>
    <meta:document-statistic meta:table-count="6" meta:image-count="0" meta:object-count="0" meta:page-count="1" meta:paragraph-count="53" meta:word-count="343" meta:character-count="2083" meta:non-whitespace-character-count="1802"/>
  </office:meta>
</office:document-meta>
</file>